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5c526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3" style:family="paragraph" style:parent-style-name="Standard">
      <style:text-properties style:font-name="monospace" fo:font-size="13.5pt" officeooo:paragraph-rsid="0013f28f"/>
    </style:style>
    <style:style style:name="P4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3.5pt" officeooo:rsid="001a12b9" officeooo:paragraph-rsid="001a12b9"/>
    </style:style>
    <style:style style:name="P8" style:family="paragraph" style:parent-style-name="Text_20_body">
      <style:text-properties officeooo:paragraph-rsid="001a12b9"/>
    </style:style>
    <style:style style:name="P9" style:family="paragraph" style:parent-style-name="Text_20_body">
      <style:text-properties officeooo:paragraph-rsid="001ad9e8"/>
    </style:style>
    <style:style style:name="P10" style:family="paragraph" style:parent-style-name="Text_20_body">
      <style:text-properties officeooo:rsid="001c4cb9" officeooo:paragraph-rsid="001c4cb9"/>
    </style:style>
    <style:style style:name="P11" style:family="paragraph" style:parent-style-name="Standard">
      <style:paragraph-properties fo:text-align="center" style:justify-single-word="false"/>
      <style:text-properties style:font-name="monospace" fo:font-size="13.5pt" officeooo:paragraph-rsid="001e4f0a"/>
    </style:style>
    <style:style style:name="P12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1">
      <style:paragraph-properties fo:break-before="page"/>
      <style:text-properties officeooo:rsid="001a12b9" officeooo:paragraph-rsid="001a12b9"/>
    </style:style>
    <style:style style:name="P15" style:family="paragraph" style:parent-style-name="Heading_20_1">
      <style:paragraph-properties fo:break-before="page"/>
      <style:text-properties officeooo:rsid="001ad9e8" officeooo:paragraph-rsid="001ad9e8"/>
    </style:style>
    <style:style style:name="T1" style:family="text">
      <style:text-properties style:font-name="monospace" fo:font-size="13.5pt"/>
    </style:style>
    <style:style style:name="T2" style:family="text">
      <style:text-properties officeooo:rsid="001cc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</text:p>
      <text:p text:style-name="P2">образовательное учреждение высшего образования </text:p>
      <text:p text:style-name="P2">«Сибирский государственный университет </text:p>
      <text:p text:style-name="P2">телекоммуникаций и информатики» (СибГУТИ)</text:p>
      <text:p text:style-name="P3"/>
      <text:p text:style-name="P4">09.03.01 "Информатика и вычислительная техника"</text:p>
      <text:p text:style-name="P1"><text:span text:style-name="T1">профиль "Программное обеспечение средств</text:span> </text:p>
      <text:p text:style-name="P1"><text:s/><text:span text:style-name="T1">вычислительной техники и автоматизированных систем"</text:span></text:p>
      <text:p text:style-name="P3"/>
      <text:p text:style-name="P2">ОТЧЕТ</text:p>
      <text:p text:style-name="P2">по дисциплине «<text:span text:style-name="T2">Программирование графических процессоров</text:span>»</text:p>
      <text:p text:style-name="P2">лабораторная работа 1</text:p>
      <text:p text:style-name="P3"/>
      <text:p text:style-name="P5">Выполнил:</text:p>
      <text:p text:style-name="P5">Разумов Д. Б.</text:p>
      <text:p text:style-name="P5">студент группы ИП-811</text:p>
      <text:p text:style-name="P5"/>
      <text:p text:style-name="P5">Проверил:</text:p>
      <text:p text:style-name="P6">преподаватель Малков Е.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Оглавление</text:h>
      <text:p text:style-name="Text_20_body">фыва</text:p>
      <text:h text:style-name="P14" text:outline-level="1">Задание</text:h>
      <text:p text:style-name="P8"/>
      <text:p text:style-name="P8"/>
      <text:h text:style-name="P14" text:outline-level="1">Листинг</text:h>
      <text:p text:style-name="P8"/>
      <text:p text:style-name="P8"/>
      <text:h text:style-name="P15" text:outline-level="1">Скриншоты</text:h>
      <text:p text:style-name="P9"/>
      <text:p text:style-name="P9"/>
      <text:h text:style-name="P15" text:outline-level="1">Заключение</text:h>
      <text:p text:style-name="P10">в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officeooo:rsid="001ea1b8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1e4f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Новосибирск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0.4.2$Linux_X86_64 LibreOffice_project/00$Build-2</meta:generator>
    <dc:date>2021-02-11T15:16:10.320024258</dc:date>
    <meta:editing-duration>PT9M52S</meta:editing-duration>
    <meta:editing-cycles>12</meta:editing-cycles>
    <meta:document-statistic meta:table-count="0" meta:image-count="0" meta:object-count="0" meta:page-count="6" meta:paragraph-count="24" meta:word-count="58" meta:character-count="528" meta:non-whitespace-character-count="490"/>
  </office:meta>
</office:document-meta>
</file>